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383cm" fo:margin-left="-0.191cm" fo:margin-top="0cm" fo:margin-bottom="0cm" table:align="left" style:writing-mode="lr-tb"/>
    </style:style>
    <style:style style:name="Tabela1.A" style:family="table-column">
      <style:table-column-properties style:column-width="7.6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a5ac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a5ac" style:font-size-asian="12pt" style:font-name-complex="Tahoma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-0.101cm" fo:margin-top="0cm" fo:margin-bottom="0cm" loext:contextual-spacing="false" fo:line-height="150%" fo:text-align="justify" style:justify-single-word="false" fo:text-indent="0cm" style:auto-text-indent="false" fo:background-color="#ffffff"/>
      <style:text-properties fo:color="#333333" style:font-name="Times New Roman" fo:font-size="12pt" fo:font-weight="bold" officeooo:paragraph-rsid="0012a5ac" style:font-size-asian="12pt" style:font-weight-asian="bold" style:font-name-complex="Tahoma1" style:font-size-complex="12pt" style:font-weight-complex="bold"/>
    </style:style>
    <style:style style:name="P4" style:family="paragraph" style:parent-style-name="Standard">
      <style:paragraph-properties fo:margin-left="0cm" fo:margin-right="-0.101cm" fo:line-height="150%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color="#333333" style:font-name="Times New Roman" fo:font-size="12pt" officeooo:paragraph-rsid="0012a5ac" style:font-size-asian="12pt" style:font-name-complex="Tahoma1" style:font-size-complex="12pt"/>
    </style:style>
    <style:style style:name="P5" style:family="paragraph" style:parent-style-name="Standard">
      <style:paragraph-properties fo:margin-left="0cm" fo:margin-right="-0.101cm" fo:line-height="150%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style:font-name="Times New Roman" fo:font-size="12pt" officeooo:paragraph-rsid="0012a5ac" style:font-size-asian="12pt" style:font-size-complex="12pt"/>
    </style:style>
    <style:style style:name="P6" style:family="paragraph" style:parent-style-name="Corpo_20_B">
      <loext:graphic-properties draw:fill="solid" draw:fill-color="#ffffff"/>
      <style:paragraph-properties fo:line-height="150%" fo:text-align="justify" style:justify-single-word="false" fo:background-color="#ffffff"/>
      <style:text-properties style:font-name="Times New Roman" fo:font-size="12pt" fo:font-weight="bold" officeooo:paragraph-rsid="000d3396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51122" style:font-size-asian="12pt" style:font-name-complex="Times New Roman" style:font-size-complex="12pt"/>
    </style:style>
    <style:style style:name="P8" style:family="paragraph" style:parent-style-name="Standard">
      <style:text-properties officeooo:paragraph-rsid="00151122"/>
    </style:style>
    <style:style style:name="P9" style:family="paragraph" style:parent-style-name="Standard">
      <style:paragraph-properties fo:margin-left="0cm" fo:margin-right="-0.101cm" fo:text-align="justify" style:justify-single-word="false" fo:text-indent="0cm" style:auto-text-indent="false"/>
      <style:text-properties officeooo:paragraph-rsid="00151122"/>
    </style:style>
    <style:style style:name="P10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officeooo:paragraph-rsid="00151122"/>
    </style:style>
    <style:style style:name="P11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fo:color="#333333" style:font-name="Tahoma" fo:font-size="11pt" officeooo:paragraph-rsid="00151122" style:font-size-asian="11pt" style:font-name-complex="Tahoma1" style:font-size-complex="11pt"/>
    </style:style>
    <style:style style:name="P12" style:family="paragraph" style:parent-style-name="Standard">
      <style:paragraph-properties fo:margin-left="0cm" fo:margin-right="-0.101cm" fo:text-align="justify" style:justify-single-word="false" fo:text-indent="0cm" style:auto-text-indent="false"/>
      <style:text-properties fo:color="#333333" style:font-name="Tahoma" fo:font-size="11pt" officeooo:paragraph-rsid="00151122" style:font-size-asian="11pt" style:font-name-complex="Tahoma1" style:font-size-complex="11pt"/>
    </style:style>
    <style:style style:name="P13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fo:color="#333333" style:font-name="Tahoma" fo:font-size="11pt" fo:font-weight="bold" officeooo:paragraph-rsid="00151122" style:font-size-asian="11pt" style:font-weight-asian="bold" style:font-name-complex="Tahoma1" style:font-size-complex="11pt"/>
    </style:style>
    <style:style style:name="P14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fo:color="#333333" style:font-name="Tahoma" fo:font-size="11pt" style:rfc-language-tag="es-ES-u-co-trad" fo:language="es" fo:country="ES" officeooo:paragraph-rsid="00151122" style:font-size-asian="11pt" style:language-asian="en" style:country-asian="US" style:font-name-complex="Tahoma1" style:font-size-complex="11pt"/>
    </style:style>
    <style:style style:name="P15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fo:color="#333333" style:font-name="Tahoma" fo:font-size="11pt" style:rfc-language-tag="es-ES-u-co-trad" fo:language="es" fo:country="ES" fo:font-weight="bold" officeooo:paragraph-rsid="00151122" style:font-size-asian="11pt" style:font-weight-asian="bold" style:font-name-complex="Tahoma1" style:font-size-complex="11pt"/>
    </style:style>
    <style:style style:name="P16" style:family="paragraph" style:parent-style-name="Standard">
      <style:paragraph-properties fo:margin-left="0cm" fo:margin-right="-0.101cm" fo:line-height="0.423cm" fo:text-align="justify" style:justify-single-word="false" fo:text-indent="0cm" style:auto-text-indent="false"/>
      <style:text-properties style:font-name="Tahoma" fo:font-size="11pt" style:rfc-language-tag="es-ES-u-co-trad" fo:language="es" fo:country="ES" officeooo:paragraph-rsid="00151122" style:font-size-asian="11pt" style:font-name-complex="Tahoma1" style:font-size-complex="11pt"/>
    </style:style>
    <style:style style:name="P17" style:family="paragraph" style:parent-style-name="Standard">
      <style:paragraph-properties fo:margin-left="0cm" fo:margin-right="-0.101cm" fo:line-height="0.423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color="#333333" style:font-name="Tahoma" fo:font-size="11pt" style:rfc-language-tag="es-ES-u-co-trad" fo:language="es" fo:country="ES" officeooo:paragraph-rsid="00151122" style:font-size-asian="11pt" style:language-asian="en" style:country-asian="US" style:font-name-complex="Tahoma1" style:font-size-complex="11pt"/>
    </style:style>
    <style:style style:name="P18" style:family="paragraph" style:parent-style-name="Title" style:master-page-name="Standard">
      <style:paragraph-properties fo:margin-left="0cm" fo:margin-right="-0.201cm" fo:text-align="center" style:justify-single-word="false" fo:text-indent="0cm" style:auto-text-indent="false" style:page-number="auto"/>
      <style:text-properties officeooo:paragraph-rsid="001379d2" style:font-name-complex="Tahoma1"/>
    </style:style>
    <style:style style:name="P19" style:family="paragraph" style:parent-style-name="Title">
      <style:paragraph-properties fo:margin-left="0cm" fo:margin-right="-0.201cm" fo:line-height="150%" fo:text-align="center" style:justify-single-word="false" fo:text-indent="0cm" style:auto-text-indent="false"/>
      <style:text-properties style:font-name="Times New Roman" fo:font-size="12pt" officeooo:rsid="001379d2" officeooo:paragraph-rsid="001379d2" style:font-size-asian="12pt" style:font-name-complex="Tahoma1" style:font-size-complex="12pt"/>
    </style:style>
    <style:style style:name="P20" style:family="paragraph" style:parent-style-name="Heading_20_2" style:master-page-name="">
      <loext:graphic-properties draw:fill="none"/>
      <style:paragraph-properties fo:margin-left="-0.801cm" fo:margin-right="-0.801cm" fo:line-height="150%" fo:text-align="justify" style:justify-single-word="false" fo:orphans="0" fo:widows="0" fo:hyphenation-ladder-count="no-limit" fo:text-indent="0cm" style:auto-text-indent="false" style:page-number="auto" fo:background-color="transparent" fo:padding="1.094cm" fo:border="none" fo:keep-with-next="auto">
        <style:tab-stops/>
      </style:paragraph-properties>
      <style:text-properties style:font-name="Times New Roman" fo:font-size="12pt" officeooo:paragraph-rsid="00151122" style:font-size-asian="12pt" style:font-size-complex="12pt" fo:hyphenate="false" fo:hyphenation-remain-char-count="2" fo:hyphenation-push-char-count="2"/>
    </style:style>
    <style:style style:name="P21" style:family="paragraph" style:parent-style-name="Heading_20_2">
      <loext:graphic-properties draw:fill="none"/>
      <style:paragraph-properties fo:margin-left="-0.801cm" fo:margin-right="-0.801cm" fo:line-height="150%" fo:text-align="justify" style:justify-single-word="false" fo:orphans="0" fo:widows="0" fo:hyphenation-ladder-count="no-limit" fo:text-indent="0cm" style:auto-text-indent="false" fo:background-color="transparent" fo:padding="1.094cm" fo:border="none">
        <style:tab-stops/>
      </style:paragraph-properties>
      <style:text-properties style:font-name="Times New Roman" fo:font-size="12pt" officeooo:paragraph-rsid="00151122" style:font-size-asian="12pt" style:font-size-complex="12pt" fo:hyphenate="false" fo:hyphenation-remain-char-count="2" fo:hyphenation-push-char-count="2"/>
    </style:style>
    <style:style style:name="P22" style:family="paragraph" style:parent-style-name="Heading_20_2">
      <loext:graphic-properties draw:fill="none"/>
      <style:paragraph-properties fo:margin-left="-0.801cm" fo:margin-right="-0.801cm" fo:line-height="150%" fo:text-align="justify" style:justify-single-word="false" fo:orphans="0" fo:widows="0" fo:hyphenation-ladder-count="no-limit" fo:text-indent="0cm" style:auto-text-indent="false" fo:background-color="transparent" fo:padding="1.094cm" fo:border="none">
        <style:tab-stops/>
      </style:paragraph-properties>
      <style:text-properties officeooo:paragraph-rsid="00151122" fo:hyphenate="false" fo:hyphenation-remain-char-count="2" fo:hyphenation-push-char-count="2"/>
    </style:style>
    <style:style style:name="P23" style:family="paragraph" style:parent-style-name="Heading_20_2">
      <style:paragraph-properties fo:margin-left="0cm" fo:margin-right="0cm" fo:line-height="150%" fo:text-align="justify" style:justify-single-word="false" fo:orphans="0" fo:widows="0" fo:text-indent="0cm" style:auto-text-indent="false" fo:keep-with-next="auto">
        <style:tab-stops/>
      </style:paragraph-properties>
      <style:text-properties style:font-name="Times New Roman" fo:font-size="12pt" officeooo:paragraph-rsid="000d3396" style:font-size-asian="12pt" style:font-size-complex="12pt"/>
    </style:style>
    <style:style style:name="P24" style:family="paragraph" style:parent-style-name="Heading_20_2">
      <style:paragraph-properties fo:margin-left="0cm" fo:margin-right="0cm" fo:line-height="150%" fo:text-align="justify" style:justify-single-word="false" fo:orphans="0" fo:widows="0" fo:text-indent="0cm" style:auto-text-indent="false" fo:keep-with-next="auto">
        <style:tab-stops/>
      </style:paragraph-properties>
      <style:text-properties style:font-name="Times New Roman" fo:font-size="12pt" officeooo:paragraph-rsid="000d3396" style:font-size-asian="12pt" style:font-name-complex="Times New Roman" style:font-size-complex="12pt"/>
    </style:style>
    <style:style style:name="P25" style:family="paragraph" style:parent-style-name="Heading_20_2">
      <style:paragraph-properties fo:margin-left="0cm" fo:margin-right="0cm" fo:line-height="15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11fe76" style:font-size-asian="12pt" style:font-size-complex="12pt"/>
    </style:style>
    <style:style style:name="P26" style:family="paragraph" style:parent-style-name="Heading_20_2">
      <style:paragraph-properties fo:margin-left="0cm" fo:margin-right="0cm" fo:line-height="15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0d3396" style:font-size-asian="12pt" style:font-size-complex="12pt"/>
    </style:style>
    <style:style style:name="T1" style:family="text">
      <style:text-properties fo:font-weight="bold" style:font-weight-asian="bold" style:font-name-complex="Times New Roman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bold" officeooo:rsid="000d3396" style:font-weight-asian="bold" style:font-name-complex="Times New Roman" style:font-weight-complex="bold"/>
    </style:style>
    <style:style style:name="T4" style:family="text">
      <style:text-properties fo:font-weight="bold" officeooo:rsid="0010850d" style:font-weight-asian="bold" style:font-name-complex="Times New Roman" style:font-weight-complex="bold"/>
    </style:style>
    <style:style style:name="T5" style:family="text">
      <style:text-properties fo:font-weight="bold" officeooo:rsid="0012a5ac" style:font-weight-asian="bold" style:font-name-complex="Times New Roman" style:font-weight-complex="bold"/>
    </style:style>
    <style:style style:name="T6" style:family="text">
      <style:text-properties fo:font-weight="bold" officeooo:rsid="000d3396" style:font-weight-asian="bold" style:font-name-complex="Times New Roman"/>
    </style:style>
    <style:style style:name="T7" style:family="text">
      <style:text-properties fo:font-weight="bold" officeooo:rsid="0011fe76" style:font-weight-asian="bold" style:font-name-complex="Times New Roman"/>
    </style:style>
    <style:style style:name="T8" style:family="text">
      <style:text-properties fo:font-weight="bold" officeooo:rsid="0012a5ac" style:font-weight-asian="bold" style:font-name-complex="Times New Roman"/>
    </style:style>
    <style:style style:name="T9" style:family="text">
      <style:text-properties fo:font-weight="bold" style:font-weight-asian="bold" style:font-name-complex="Tahoma1"/>
    </style:style>
    <style:style style:name="T10" style:family="text">
      <style:text-properties fo:font-weight="bold" officeooo:rsid="0010850d" style:font-weight-asian="bold" style:font-name-complex="Tahoma1"/>
    </style:style>
    <style:style style:name="T11" style:family="text">
      <style:text-properties style:font-name-complex="Times New Roman"/>
    </style:style>
    <style:style style:name="T12" style:family="text">
      <style:text-properties officeooo:rsid="000d3396" style:font-name-complex="Times New Roman"/>
    </style:style>
    <style:style style:name="T13" style:family="text">
      <style:text-properties officeooo:rsid="000f00c8" style:font-name-complex="Times New Roman"/>
    </style:style>
    <style:style style:name="T14" style:family="text">
      <style:text-properties officeooo:rsid="0010850d" style:font-name-complex="Times New Roman"/>
    </style:style>
    <style:style style:name="T15" style:family="text">
      <style:text-properties officeooo:rsid="0011fe76" style:font-name-complex="Times New Roman"/>
    </style:style>
    <style:style style:name="T16" style:family="text">
      <style:text-properties officeooo:rsid="0012a5ac" style:font-name-complex="Times New Roman"/>
    </style:style>
    <style:style style:name="T17" style:family="text">
      <style:text-properties officeooo:rsid="0012ac3b" style:font-name-complex="Times New Roman"/>
    </style:style>
    <style:style style:name="T18" style:family="text">
      <style:text-properties fo:color="#222222" style:font-name-complex="Times New Roman"/>
    </style:style>
    <style:style style:name="T19" style:family="text">
      <style:text-properties fo:color="#222222" officeooo:rsid="000d3396" style:font-name-complex="Times New Roman"/>
    </style:style>
    <style:style style:name="T20" style:family="text">
      <style:text-properties fo:color="#222222" officeooo:rsid="0010850d" style:font-name-complex="Times New Roman"/>
    </style:style>
    <style:style style:name="T21" style:family="text">
      <style:text-properties fo:color="#222222" fo:font-weight="bold" style:font-weight-asian="bold" style:font-name-complex="Times New Roman"/>
    </style:style>
    <style:style style:name="T22" style:family="text">
      <style:text-properties fo:color="#222222" fo:font-weight="bold" officeooo:rsid="0010850d" style:font-weight-asian="bold" style:font-name-complex="Times New Roman"/>
    </style:style>
    <style:style style:name="T23" style:family="text">
      <style:text-properties fo:color="#222222" style:font-name="Times New Roman" fo:font-size="12pt" style:font-size-asian="12pt" style:font-name-complex="Times New Roman" style:font-size-complex="12pt"/>
    </style:style>
    <style:style style:name="T24" style:family="text">
      <style:text-properties fo:color="#222222" style:font-name="Times New Roman" fo:font-size="12pt" officeooo:rsid="000d3396" style:font-size-asian="12pt" style:font-name-complex="Times New Roman" style:font-size-complex="12pt"/>
    </style:style>
    <style:style style:name="T25" style:family="text">
      <style:text-properties fo:color="#222222" style:font-name="Times New Roman" fo:font-size="12pt" officeooo:rsid="00151122" style:font-size-asian="12pt" style:font-name-complex="Times New Roman" style:font-size-complex="12pt"/>
    </style:style>
    <style:style style:name="T26" style:family="text">
      <style:text-properties fo:color="#222222" style:font-name="Times New Roman" fo:font-size="12pt" officeooo:rsid="0010850d" style:font-size-asian="12pt" style:font-name-complex="Times New Roman" style:font-size-complex="12pt"/>
    </style:style>
    <style:style style:name="T27" style:family="text">
      <style:text-properties fo:color="#222222" style:font-name="Times New Roman" fo:font-size="12pt" fo:font-weight="bold" style:font-size-asian="12pt" style:font-weight-asian="bold" style:font-name-complex="Times New Roman" style:font-size-complex="12pt"/>
    </style:style>
    <style:style style:name="T28" style:family="text">
      <style:text-properties fo:color="#222222" style:font-name="Times New Roman" fo:font-size="12pt" fo:font-weight="bold" officeooo:rsid="0010850d" style:font-size-asian="12pt" style:font-weight-asian="bold" style:font-name-complex="Times New Roman" style:font-size-complex="12pt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style:rfc-language-tag="es-ES-u-co-trad" fo:language="es" fo:country="ES" style:font-name-complex="Times New Roman"/>
    </style:style>
    <style:style style:name="T31" style:family="text">
      <style:text-properties style:rfc-language-tag="es-ES-u-co-trad" fo:language="es" fo:country="ES" fo:font-weight="bold" style:font-weight-asian="bold" style:font-name-complex="Times New Roman" style:font-weight-complex="bold"/>
    </style:style>
    <style:style style:name="T32" style:family="text">
      <style:text-properties fo:language="it" fo:country="IT" style:font-name-complex="Times New Roman"/>
    </style:style>
    <style:style style:name="T33" style:family="text">
      <style:text-properties fo:language="fr" fo:country="FR" style:font-name-complex="Times New Roman"/>
    </style:style>
    <style:style style:name="T34" style:family="text">
      <style:text-properties fo:color="#000000" style:font-name-complex="Tahoma1"/>
    </style:style>
    <style:style style:name="T35" style:family="text">
      <style:text-properties fo:color="#333333" style:font-name-complex="Tahoma1"/>
    </style:style>
    <style:style style:name="T36" style:family="text">
      <style:text-properties fo:color="#333333" officeooo:rsid="0012a5ac" style:font-name-complex="Tahoma1"/>
    </style:style>
    <style:style style:name="T37" style:family="text">
      <style:text-properties fo:color="#333333" fo:font-weight="bold" style:font-weight-asian="bold" style:font-name-complex="Tahoma1"/>
    </style:style>
    <style:style style:name="T38" style:family="text">
      <style:text-properties fo:color="#333333" style:font-name="Tahoma" fo:font-size="11pt" style:font-size-asian="11pt" style:font-name-complex="Tahoma1" style:font-size-complex="11pt"/>
    </style:style>
    <style:style style:name="T39" style:family="text">
      <style:text-properties fo:color="#333333" style:font-name="Tahoma" fo:font-size="11pt" style:rfc-language-tag="es-ES-u-co-trad" fo:language="es" fo:country="ES" style:font-size-asian="11pt" style:font-name-complex="Tahoma1" style:font-size-complex="11pt"/>
    </style:style>
    <style:style style:name="T40" style:family="text">
      <style:text-properties fo:color="#333333" style:font-name="Tahoma" fo:font-size="11pt" style:rfc-language-tag="es-ES-u-co-trad" fo:language="es" fo:country="ES" style:font-size-asian="11pt" style:language-asian="en" style:country-asian="US" style:font-name-complex="Tahoma1" style:font-size-complex="11pt"/>
    </style:style>
    <style:style style:name="T41" style:family="text">
      <style:text-properties fo:color="#333333" style:font-name="Tahoma" fo:font-size="11pt" fo:font-weight="bold" style:font-size-asian="11pt" style:font-weight-asian="bold" style:font-name-complex="Tahoma1" style:font-size-complex="11pt"/>
    </style:style>
    <style:style style:name="T42" style:family="text">
      <style:text-properties style:font-name-complex="Tahoma1"/>
    </style:style>
    <style:style style:name="T43" style:family="text">
      <style:text-properties officeooo:rsid="0010850d" style:font-name-complex="Tahoma1"/>
    </style:style>
    <style:style style:name="T4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5" style:family="text">
      <style:text-properties style:font-name="Times New Roman" fo:font-size="12pt" fo:font-weight="bold" officeooo:rsid="000d3396" style:font-size-asian="12pt" style:font-weight-asian="bold" style:font-name-complex="Times New Roman" style:font-size-complex="12pt"/>
    </style:style>
    <style:style style:name="T46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7" style:family="text">
      <style:text-properties style:font-name="Times New Roman" fo:font-size="12pt" fo:font-weight="bold" officeooo:rsid="000d3396" style:font-size-asian="12pt" style:font-weight-asian="bold" style:font-name-complex="Times New Roman" style:font-size-complex="12pt" style:font-weight-complex="bold"/>
    </style:style>
    <style:style style:name="T48" style:family="text">
      <style:text-properties style:font-name="Times New Roman" fo:font-size="12pt" fo:font-weight="bold" officeooo:rsid="00151122" style:font-size-asian="12pt" style:font-weight-asian="bold" style:font-name-complex="Times New Roman" style:font-size-complex="12pt" style:font-weight-complex="bold"/>
    </style:style>
    <style:style style:name="T49" style:family="text">
      <style:text-properties style:font-name="Times New Roman" fo:font-size="12pt" fo:font-weight="bold" officeooo:rsid="0010850d" style:font-size-asian="12pt" style:font-weight-asian="bold" style:font-name-complex="Times New Roman" style:font-size-complex="12pt" style:font-weight-complex="bold"/>
    </style:style>
    <style:style style:name="T50" style:family="text">
      <style:text-properties style:font-name="Times New Roman" fo:font-size="12pt" fo:font-weight="bold" officeooo:rsid="0011fe76" style:font-size-asian="12pt" style:font-weight-asian="bold" style:font-name-complex="Times New Roman" style:font-size-complex="12pt"/>
    </style:style>
    <style:style style:name="T51" style:family="text">
      <style:text-properties style:font-name="Times New Roman" fo:font-size="12pt" fo:font-weight="bold" officeooo:rsid="0010850d" style:font-size-asian="12pt" style:font-weight-asian="bold" style:font-name-complex="Tahoma1" style:font-size-complex="12pt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officeooo:rsid="000d3396" style:font-size-asian="12pt" style:font-name-complex="Times New Roman" style:font-size-complex="12pt"/>
    </style:style>
    <style:style style:name="T54" style:family="text">
      <style:text-properties style:font-name="Times New Roman" fo:font-size="12pt" officeooo:rsid="000f00c8" style:font-size-asian="12pt" style:font-name-complex="Times New Roman" style:font-size-complex="12pt"/>
    </style:style>
    <style:style style:name="T55" style:family="text">
      <style:text-properties style:font-name="Times New Roman" fo:font-size="12pt" officeooo:rsid="0010850d" style:font-size-asian="12pt" style:font-name-complex="Times New Roman" style:font-size-complex="12pt"/>
    </style:style>
    <style:style style:name="T56" style:family="text">
      <style:text-properties style:font-name="Times New Roman" fo:font-size="12pt" officeooo:rsid="0011fe76" style:font-size-asian="12pt" style:font-name-complex="Times New Roman" style:font-size-complex="12pt"/>
    </style:style>
    <style:style style:name="T57" style:family="text">
      <style:text-properties style:font-name="Times New Roman" fo:font-size="12pt" officeooo:rsid="0010850d" style:font-size-asian="12pt" style:font-name-complex="Tahoma1" style:font-size-complex="12pt"/>
    </style:style>
    <style:style style:name="T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" style:family="text">
      <style:text-properties style:font-name="Times New Roman" fo:font-size="12pt" style:rfc-language-tag="es-ES-u-co-trad" fo:language="es" fo:country="ES" style:font-size-asian="12pt" style:font-name-complex="Times New Roman" style:font-size-complex="12pt"/>
    </style:style>
    <style:style style:name="T60" style:family="text">
      <style:text-properties style:font-name="Times New Roman" fo:font-size="12pt" fo:language="it" fo:country="IT" style:font-size-asian="12pt" style:font-name-complex="Times New Roman" style:font-size-complex="12pt"/>
    </style:style>
    <style:style style:name="T61" style:family="text">
      <style:text-properties style:font-name="Times New Roman" fo:font-size="12pt" fo:language="fr" fo:country="FR" style:font-size-asian="12pt" style:font-name-complex="Times New Roman" style:font-size-complex="12pt"/>
    </style:style>
    <style:style style:name="T62" style:family="text">
      <style:text-properties style:font-name="Tahoma" fo:font-size="11pt" style:rfc-language-tag="es-ES-u-co-trad" fo:language="es" fo:country="ES" style:font-size-asian="11pt" style:font-name-complex="Tahoma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NTRATO PRELIMINAR DE VENDA E COMPRA A VISTA </text:p>
      <text:p text:style-name="P19">COM RECIBO DE SINAL</text:p>
      <text:p text:style-name="P1"><text:span text:style-name="T42">Pelo presente instrumento e na melhor forma de direito, que entre si fazem, de um lado </text:span><text:span text:style-name="T9">SYLVIO RODRIGUES LIMA FILHO</text:span><text:span text:style-name="T42">, brasileiro, engenheiro civil, portador da carteira de identidade nº 225656, expedida pelo M.AER, inscrito no CPF/MF sob o nº 352.812.277-34, assistido por sua esposa, </text:span><text:span text:style-name="T9">ANA MARIA LEÃO RODRIGUES LIMA</text:span><text:span text:style-name="T42">, residentes e domiciliados na Rua Nascimento Silva 537 apto 102, Ipanema, Rio de Janeiro, adiante denominado </text:span><text:span text:style-name="T9">VENDEDOR </text:span><text:span text:style-name="T42">e de outro lado, </text:span><text:span text:style-name="T9">JEFFERSON FERREIRA DO</text:span><text:span text:style-name="T42"> </text:span><text:span text:style-name="T9">NASCIMENTO,</text:span><text:span text:style-name="T42"> brasileiro, funcionário público estadual, portador da carteira identidade nº 11.329.758-4, expedida pelo DETRAN/RJ inscrito no CPF/MF nº 086.459.917-05,</text:span><text:span text:style-name="T34"> residente e domiciliado na Av. Peregrino jìnior 380 bloco 2 apto 512, Barra da Tica, Rio de Janeiro</text:span><text:span text:style-name="T42">, adiante denominado </text:span><text:span text:style-name="T9">COMPRADOR</text:span><text:span text:style-name="T42">, estabelecem entre si o presente contrato, sob as seguintes condições:</text:span></text:p>
      <text:p text:style-name="P2"/>
      <text:p text:style-name="P5"><text:span text:style-name="T42">I) O <text:s/></text:span><text:span text:style-name="T9">VENDEDOR </text:span><text:span text:style-name="T42">é senhor e legítimo possuidor do imóvel sito à </text:span><text:span text:style-name="T9">Av. Lúcio Costa 6.400</text:span><text:span text:style-name="T42"> </text:span><text:span text:style-name="T9">apto 2007</text:span><text:span text:style-name="T42">, Barra da Tijuca, Rio de Janeiro, </text:span><text:span text:style-name="T35">adquirido através da escritura de doação de 30/12/1992 lavrada pelo 14º ofício, livro SI 0315 - fl 8, <text:s/>prenotada em 12/01/2007, <text:s/>devidamente registrada sob o R- 9 da matrícula nº 112785, com gravame de incomunicabilidade averbado no AV-10, perante o 9º Cartório de Registro de Imóveis desta Comarca.</text:span></text:p>
      <text:p text:style-name="P2"/>
      <text:p text:style-name="P5"><text:span text:style-name="T35">II) Declara o </text:span><text:span text:style-name="T37">VENDEDOR</text:span><text:span text:style-name="T35"> que o referido imóvel encontra-se vazio, livre e desembaraçado de todos e quaisquer ônus, judiciais ou extrajudiciais, dívidas, dúvidas, hipoteca legal ou convencional, arrestos, sequestros, penhora e ação, foro ou pensão, impostos, tarifas e taxas, contribuições condominiais e em plenas condições de uso e habitabilidade, não havendo ação pessoal ou real em nome dos </text:span><text:span text:style-name="T37">VENDEDOR</text:span><text:span text:style-name="T35">, nem inscrição na dívida ativa, que possa impedir a realização desse negócio. Em caso de qualquer impeditivo que venha a ser gravado nas certidões pessoais e do imóvel, o sinal ora pago, será devolvido integralmente para a </text:span><text:span text:style-name="T37">COMPRADOR</text:span><text:span text:style-name="T35"> no prazo de até 48hs. </text:span></text:p>
      <text:p text:style-name="P4"/>
      <text:p text:style-name="P5"><text:span text:style-name="T36">III -</text:span><text:span text:style-name="T35">Declara o </text:span><text:span text:style-name="T37">COMPRADOR</text:span><text:span text:style-name="T35"> que efetivou visitação pessoal ao imóvel, aceitando-o e reconhecendo como boas as suas condições de uso e habitabilidade.</text:span><text:span text:style-name="T42"> </text:span></text:p>
      <text:p text:style-name="P3"/>
      <text:h text:style-name="P20" text:outline-level="2"><text:span text:style-name="T3">IV</text:span><text:span text:style-name="T2">-</text:span><text:span text:style-name="T11"> Que o dito imóvel inscrito no Município do Rio de Janeiro sob o nº 1</text:span><text:span text:style-name="T12">798814-8</text:span><text:span text:style-name="T11">, CL – </text:span><text:span text:style-name="T12">09133-0</text:span><text:span text:style-name="T11">, encontra-se livre e desembaraçado de todo e qualquer ônus real ou pessoal, judicial ou </text:span><text:soft-page-break/><text:span text:style-name="T11">extrajudicial, hipoteca, arresto, sequestro, pensão e quite de impostos e taxas de quaisquer naturezas, inclusive de despesas condominiais, até a presente data, </text:span><text:span text:style-name="T16">conforme</text:span><text:span text:style-name="T11"> declaração expressa feita neste ato pel</text:span><text:span text:style-name="T12">o VENDEDOR</text:span><text:span text:style-name="T11">, sob as penas da Lei. </text:span></text:h>
      <text:h text:style-name="P21" text:outline-level="2"><text:soft-page-break/><text:span text:style-name="T3"/></text:h>
      <text:h text:style-name="P21" text:outline-level="2"><text:span text:style-name="T3">V</text:span><text:span text:style-name="T2"> – </text:span><text:span text:style-name="T11">Que assim como possuem <text:s/>o imóvel acima descrito e caracterizado, </text:span><text:span text:style-name="T12">o vendedor </text:span><text:span text:style-name="T11">a <text:s/>promete e se obriga a vendê-lo ao <text:s/></text:span><text:span text:style-name="T12">COMPRADOR</text:span><text:span text:style-name="T11">, e este se obriga a comprá-lo, pelo preço certo e ajustado de R$4</text:span><text:span text:style-name="T12">5</text:span><text:span text:style-name="T11">0.000,00 (quatrocentos e </text:span><text:span text:style-name="T12">cinquenta </text:span><text:span text:style-name="T11">mil reais) por conta do qual </text:span><text:span text:style-name="T12">o VENDEDOR </text:span><text:span text:style-name="T11">recebe do </text:span><text:span text:style-name="T12">COMPRADOR </text:span><text:span text:style-name="T11"><text:s/>neste ato, a título de sinal, a importância R$ </text:span><text:span text:style-name="T12">15</text:span><text:span text:style-name="T11">.000,00 (</text:span><text:span text:style-name="T12">QUINZE</text:span><text:span text:style-name="T11"> mil reais), através </text:span><text:span text:style-name="T16">de transferência bancária </text:span><text:span text:style-name="T17">em conta corrente em nome do VENDEDOR</text:span><text:span text:style-name="T11">, importância essa da qual </text:span><text:span text:style-name="T12">o VENDEDOR d</text:span><text:span text:style-name="T11">ará ao </text:span><text:span text:style-name="T12">COMPRADOR</text:span><text:span text:style-name="T11"> <text:s/>a mais ampla e irrevogável quitação, após a compensação do referido cheque.</text:span></text:h>
      <text:h text:style-name="P22" text:outline-level="2"><text:span text:style-name="T45">VI</text:span><text:span text:style-name="T44"> -</text:span><text:span text:style-name="T52"> Que o saldo do preço no montante de R$4</text:span><text:span text:style-name="T53">35</text:span><text:span text:style-name="T52">.000,00 (quatrocentos </text:span><text:span text:style-name="T53">e trinta e cinco </text:span><text:span text:style-name="T52"><text:s/>mil reais) será pago </text:span><text:span text:style-name="T53">na </text:span><text:span text:style-name="T52">assinatura da escritura de compra e venda, deste decorrente, até </text:span><text:span text:style-name="T53">10 dias úteis da assinatura do presente</text:span><text:span text:style-name="T52">, a qual será lavrada </text:span><text:span text:style-name="T54">por um cartório de ofício </text:span><text:span text:style-name="T52"><text:s/>desta cidade a livre escolha do </text:span><text:span text:style-name="T53">COMPRADOR</text:span><text:span text:style-name="T24">.</text:span></text:h>
      <text:h text:style-name="P22" text:outline-level="2"><text:span text:style-name="T48">V</text:span><text:span text:style-name="T47">II</text:span><text:span text:style-name="T46">-</text:span><text:span text:style-name="T58"><text:tab/></text:span><text:span text:style-name="T23">Como condição de exigibilidade para a outorga da escritura pública </text:span><text:span text:style-name="T52">de compra e venda, </text:span><text:span text:style-name="T23">mencionada </text:span><text:span text:style-name="T25">no item </text:span><text:span text:style-name="T24">VI</text:span><text:span text:style-name="T23"> acima, </text:span><text:span text:style-name="T24">O VENDEDOR</text:span><text:span text:style-name="T23"> deverá fornecer ao </text:span><text:span text:style-name="T24">COMPRADOR</text:span><text:span text:style-name="T23">, ressalvado caso fortuito, em tempo hábil, toda a documentação necessária e juridicamente apta à alienação do imóvel, a saber: a) imposto predial 2020 com todas as cotas vencidas devidamente pagas; b) certidões negativas expedidas pelos 1º, 2º, 3º, 4º e 9º Ofícios Distribuidores; 1º e 2º Ofícios de Interdições e Tutelas, certidões de feitos trabalhistas, certidão da Justiça Federal, Certidão de Débitos Trabalhistas, todas <text:s/>referentes ao <text:s/>nome d</text:span><text:span text:style-name="T25">o VENDEDOR </text:span><text:span text:style-name="T23">; c) certidão expedida pelo 9º Ofício de Distribuição, referente ao imóvel; d) certidão referente à situação fiscal e enfitêutica do imóvel; e) certidão de ônus reais expedida pelo competente Registro de Imóveis; f)  declaração de quitação de débitos junto ao condomínio; g)  declaração de quitação de débitos junto ao Corpo de Bombeiros desta cidade. g) Cópias das carteiras de identidade, CPF, comprovante de residência e de estado civil d</text:span><text:span text:style-name="T25">o VENDEDOR</text:span><text:span text:style-name="T23">;</text:span></text:h>
      <text:h text:style-name="P22" text:outline-level="2"><text:soft-page-break/><text:span text:style-name="T28">VIII</text:span><text:span text:style-name="T27"> -</text:span><text:span text:style-name="T23"> Fica ajustado entre as partes que caso seja constatado pelo </text:span><text:span text:style-name="T26">COMPRADOR</text:span><text:span text:style-name="T23"> distribuições nas certidões que comprometam a transferência definitiva de propriedade do Imóvel e/ou a segurança do presente Contrato, o sinal previsto n</text:span><text:span text:style-name="T26">o item V</text:span><text:span text:style-name="T23"> e ora recebido pel</text:span><text:span text:style-name="T26">o VENDEDOR</text:span><text:span text:style-name="T23"> deverá ser integralmente restituído ao </text:span><text:span text:style-name="T26">COMPRADOR</text:span><text:span text:style-name="T23">, em até 0</text:span><text:span text:style-name="T26">2</text:span><text:span text:style-name="T23"> (</text:span><text:span text:style-name="T26">dois</text:span><text:span text:style-name="T23">) dias úteis, contados da comunicação que este lhes fizer, ficando, neste caso, o presente contrato rescindido de pleno direito, sem nenhum ônus para as partes.</text:span></text:h>
      <text:h text:style-name="P22" text:outline-level="2"><text:span text:style-name="T49">IX</text:span><text:span text:style-name="T46">-</text:span><text:span text:style-name="T58"><text:tab/></text:span><text:span text:style-name="T52">O </text:span><text:span text:style-name="T55">VENDEDOR</text:span><text:span text:style-name="T52"> será imitido na posse do im</text:span><text:span text:style-name="T59">ó</text:span><text:span text:style-name="T52">vel no ato da assinatura da Escritura definitiva de compra e venda e quitação total do preço, quando entã</text:span><text:span text:style-name="T60">o come</text:span><text:span text:style-name="T52">çarão a correr por sua conta, todos os impostos e taxas, foro, laudêmio, inclusive despesas condominiais, que incidam ou venham a incidir sobre o im</text:span><text:span text:style-name="T59">ó</text:span><text:span text:style-name="T52">vel em questão. Quaisquer d</text:span><text:span text:style-name="T61">é</text:span><text:span text:style-name="T59">bitos anteriores, lan</text:span><text:span text:style-name="T52">çados ou por lanç</text:span><text:span text:style-name="T59">ar, ser</text:span><text:span text:style-name="T52">ão da inteira responsabilidade </text:span><text:span text:style-name="T55">do VENDEDOR </text:span><text:span text:style-name="T52">, cujas quitações deverão ser comprovadas e entregues ao </text:span><text:span text:style-name="T55">COMPRADOR</text:span><text:span text:style-name="T52">, </text:span><text:span text:style-name="T55">no ato da Escritura Pública supra mencionada</text:span><text:span text:style-name="T52">.</text:span></text:h>
      <text:h text:style-name="P22" text:outline-level="2"><text:span text:style-name="T49">X</text:span><text:span text:style-name="T46">- </text:span><text:span text:style-name="T52">Fica convencionado que todas as despesas para com a efetivação do presente negócio, tais como Escrituras, registro de imóvel, imposto de transmissão incidente sobre a presente transação, correrão por conta única e exclusiva do </text:span><text:span text:style-name="T55">COMPRADOR</text:span><text:span text:style-name="T52">. Sendo da inteira responsabilidade d</text:span><text:span text:style-name="T55">o VENDEDOR</text:span><text:span text:style-name="T52"> as despesas necessárias à obtenção da documentação exigida </text:span><text:span text:style-name="T55">no Item VII</text:span><text:span text:style-name="T52"> acima </text:span><text:span text:style-name="T55">(certidões). <text:s/></text:span></text:h>
      <text:h text:style-name="P22" text:outline-level="2"><text:span text:style-name="T49">XI- </text:span><text:span text:style-name="T57">Em reconhecimento aos serviços de mediação prestados neste negócio, fica ajustado que a comissão de corretagem para a empresa SARAIVA E BONITZ IMÓVEIS LTDA, CNPJ 34597094/0001-40 será no valor de R$ </text:span><text:bookmark text:name="_GoBack"/><text:span text:style-name="T57">18.000,00 (dezoito mil reais), é devida e será paga pelo </text:span><text:span text:style-name="T51">VENDEDOR</text:span><text:span text:style-name="T57">, isenta de qualquer tipo de desconto no ato da assinatura da escritura de compra e venda.</text:span></text:h>
      <text:h text:style-name="P22" text:outline-level="2"><text:span text:style-name="T49">XII</text:span><text:span text:style-name="T46"> - </text:span><text:span text:style-name="T52">Ressalvando o disposto n</text:span><text:span text:style-name="T55">o Item VIII</text:span><text:span text:style-name="T52"> acima, o presente instrumento é celebrado nos termos do Art. 420 do Código Civil Brasileiro, sendo, portanto, facultado às partes, o direito de arrependimento. Em tal caso, se o arrependimento for por parte do </text:span><text:span text:style-name="T56">COMPRADOR</text:span><text:span text:style-name="T52"> este perderá o sinal ora dado em favor d</text:span><text:span text:style-name="T56">o VENDEDOR</text:span><text:span text:style-name="T52">. Entretanto, se o arrependimento for por parte </text:span><text:span text:style-name="T56">do VENDEDOR </text:span><text:span text:style-name="T52">, este restituirá </text:span><text:span text:style-name="T56">ao COMPRADOR</text:span><text:span text:style-name="T52"> o sinal ora recebido e mais o equivalente, independentemente de aviso ou interpelação judicial ou extrajudicial.</text:span></text:h>
      <text:h text:style-name="P22" text:outline-level="2"><text:span text:style-name="T50">XIII</text:span><text:span text:style-name="T44"> –</text:span><text:span text:style-name="T52"> Entender-se-á por desistência do </text:span><text:span text:style-name="T56">COMPRADOR</text:span><text:span text:style-name="T52"> o não pagamento do valor de R$4</text:span><text:span text:style-name="T53">35</text:span><text:span text:style-name="T52">.000,00 (quatrocentos </text:span><text:span text:style-name="T53">e trinta e cinco </text:span><text:span text:style-name="T52"><text:s/>mil reais), mencionado n</text:span><text:span text:style-name="T56">o item V </text:span><text:span text:style-name="T52"><text:s/>acima, na data e condições pactuados neste instrumento.</text:span></text:h>
      <text:h text:style-name="P25" text:outline-level="2"><text:soft-page-break/><text:span text:style-name="T8">XIV</text:span><text:span text:style-name="T1"> –</text:span><text:span text:style-name="T11"> Entender-se-á por desistência d</text:span><text:span text:style-name="T16">o VENDEDOR </text:span><text:span text:style-name="T11"><text:s text:c="2"/>o não comparecimento no local, data e hora ajustado para a assinatura da escritura de compra e venda ou a recusa em assiná-la.</text:span></text:h>
      <text:h text:style-name="P26" text:outline-level="2"><text:span text:style-name="T8">XV</text:span><text:span text:style-name="T1"> –</text:span><text:span text:style-name="T11"> Qualquer atraso no pagamento de uma parte a outra implicará na imposição da multa de 1%, juros de mora de 12% a.a. mais correção monetária calculada pelos índices do IGP-M da F.G.V.</text:span></text:h>
      <text:p text:style-name="P6"><text:s/></text:p>
      <text:h text:style-name="P23" text:outline-level="2"><text:span text:style-name="T5">XVI</text:span><text:span text:style-name="T2"> </text:span><text:span text:style-name="T31">-</text:span><text:span text:style-name="T30"> </text:span><text:span text:style-name="T11">Fica desde já eleito pelas partes o Foro Regional da Barra da Tijuca, para dirimir quaisquer dúvidas oriundas do presente instrumento, com exclusão de qualquer outro, por mais privilegiado que seja. </text:span></text:h>
      <text:h text:style-name="P24" text:outline-level="2">E assim, por estarem justos, convencionados e contratados, assinam o presente contrato em 3 (três) vias de igual forma, valor e teor, na <text:s/>presença das 2 (duas) testemunhas abaixo, para um só efeito legal, depois de todo lido, examinado e achado conforme.</text:h>
      <text:p text:style-name="P9"><text:span text:style-name="T38">E por estarem assim justos e contratados, assinam o presente em três (03) vias de igual teor e forma, e para um mesmo efeito na presença de duas (02) testemunhas abaixo.</text:span></text:p>
      <text:p text:style-name="P10"><text:span text:style-name="T38"><text:s text:c="38"/></text:span></text:p>
      <text:p text:style-name="P10"><text:span text:style-name="T38"><text:s text:c="29"/>Rio de Janeiro, ___ de agosto de 2020</text:span></text:p>
      <text:p text:style-name="P11"/>
      <text:p text:style-name="P13"/>
      <text:p text:style-name="P10"><text:span text:style-name="T39">VENDEDOR: <text:s text:c="2"/></text:span></text:p>
      <text:p text:style-name="P10"><text:span text:style-name="T39"><text:s text:c="51"/></text:span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7"/>
            <text:p text:style-name="P14"/>
            <text:p text:style-name="P10"><text:span text:style-name="T40"><text:s/></text:span></text:p>
          </table:table-cell>
          <table:table-cell table:style-name="Tabela1.A1" office:value-type="string">
            <text:p text:style-name="P14"/>
            <text:p text:style-name="P14"/>
            <text:p text:style-name="P14"/>
          </table:table-cell>
        </table:table-row>
      </table:table>
      <text:p text:style-name="P9"><text:span text:style-name="T39">___________________________________</text:span></text:p>
      <text:p text:style-name="P15"/>
      <text:p text:style-name="P10"><text:span text:style-name="T39">COMPRADOR:</text:span></text:p>
      <text:p text:style-name="P13"/>
      <text:p text:style-name="P10"><text:span text:style-name="T41">_______________________________ <text:s text:c="6"/></text:span></text:p>
      <text:p text:style-name="P13"/>
      <text:p text:style-name="P13"/>
      <text:p text:style-name="P10"><text:span text:style-name="T38">TESTEMUNHAS:</text:span></text:p>
      <text:p text:style-name="P12"/>
      <text:p text:style-name="P10"><text:span text:style-name="T39">___________________________________</text:span></text:p>
      <text:p text:style-name="P10"><text:span text:style-name="T62">Nome:</text:span></text:p>
      <text:p text:style-name="P16"/>
      <text:p text:style-name="P16"/>
      <text:p text:style-name="P10"><text:span text:style-name="T62">___________________________________</text:span></text:p>
      <text:p text:style-name="P10"><text:span text:style-name="T62">Nome: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rpo_20_A" style:display-name="Corpo A" style:family="paragraph">
      <style:paragraph-properties fo:margin-top="0cm" fo:margin-bottom="0.353cm" loext:contextual-spacing="false" fo:line-height="115%" fo:orphans="2" fo:widows="2" fo:hyphenation-ladder-count="no-limit" fo:padding="1.094cm" fo:border="none"/>
      <style:text-properties fo:color="#000000" style:font-name="Calibri" fo:font-family="Calibri" style:font-family-generic="swiss" style:font-pitch="variable" fo:font-size="11pt" fo:language="pt" fo:country="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class="text">
      <style:paragraph-properties fo:margin-left="0cm" fo:margin-right="1.087cm" fo:line-height="150%" fo:text-align="justify" style:justify-single-word="false" fo:orphans="2" fo:widows="2" fo:hyphenation-ladder-count="no-limit" fo:text-indent="0cm" style:auto-text-indent="false" fo:padding="1.094cm" fo:border="none" fo:keep-with-next="always">
        <style:tab-stops>
          <style:tab-stop style:position="1.501cm"/>
          <style:tab-stop style:position="14.503cm"/>
          <style:tab-stop style:position="15.002cm"/>
          <style:tab-stop style:position="15.252cm"/>
          <style:tab-stop style:position="15.503cm"/>
          <style:tab-stop style:position="16.252cm"/>
          <style:tab-stop style:position="16.753cm"/>
          <style:tab-stop style:position="17.253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pt" fo:country="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class="extra">
      <style:paragraph-properties fo:orphans="2" fo:widows="2" fo:hyphenation-ladder-count="no-limit" fo:padding="1.094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pt" fo:country="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>
      <style:paragraph-properties fo:margin-top="0.176cm" fo:margin-bottom="0cm" loext:contextual-spacing="false" fo:orphans="2" fo:widows="2" fo:hyphenation-ladder-count="no-limit" fo:padding="1.094cm" fo:border="none"/>
      <style:text-properties fo:color="#000000" style:font-name="Times New Roman" fo:font-family="'Times New Roman'" style:font-family-generic="roman" style:font-pitch="variable" fo:font-size="14pt" fo:language="pt" fo:country="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Corpo_20_B" style:display-name="Corpo B" style:family="paragraph">
      <style:paragraph-properties fo:orphans="2" fo:widows="2" fo:hyphenation-ladder-count="no-limit" fo:padding="1.094cm" fo:border="none"/>
      <style:text-properties fo:color="#000000" style:font-name="Times New Roman" fo:font-family="'Times New Roman'" style:font-family-generic="roman" style:font-pitch="variable" fo:font-size="12pt" fo:language="pt" fo:country="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left="0cm" fo:margin-right="-0.101cm" fo:line-height="0.423cm" fo:text-align="center" style:justify-single-word="false" fo:text-indent="0cm" style:auto-text-indent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333333" style:font-name="Tahoma" fo:font-family="Tahoma" style:font-family-generic="roman" style:font-pitch="variable" fo:font-size="11pt" fo:font-weight="bold" style:font-size-asian="11pt" style:font-weight-asian="bold" style:font-size-complex="11pt"/>
    </style:style>
    <style:style style:name="apple-converted-space" style:family="text">
      <style:text-properties fo:language="pt" fo:country="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4:23:44.053000000</meta:creation-date>
    <dc:date>2020-08-11T15:52:49.654000000</dc:date>
    <meta:editing-duration>PT23M58S</meta:editing-duration>
    <meta:editing-cycles>3</meta:editing-cycles>
    <meta:generator>LibreOffice/6.2.4.2$Windows_X86_64 LibreOffice_project/2412653d852ce75f65fbfa83fb7e7b669a126d64</meta:generator>
    <meta:document-statistic meta:table-count="1" meta:image-count="0" meta:object-count="0" meta:page-count="5" meta:paragraph-count="35" meta:word-count="1287" meta:character-count="8323" meta:non-whitespace-character-count="6906"/>
  </office:meta>
</office:document-meta>
</file>